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fileSet.dieOnCircularReference( Stack stk ,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fileSet.addConfiguredRoot( ClassRoot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Set.addRootFileset( FileSet root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fileSet.setRootClass( String roo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oot.setClass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Se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fileSet.getDirectoryScanner(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lassfileSet.ClassfileSet( ClassfileSe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fileSet.Classfi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Roo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